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d9c1c"/>
    </style:style>
    <style:style style:name="P2" style:family="paragraph" style:parent-style-name="Text_20_body">
      <style:text-properties style:font-name="Liberation Serif" officeooo:paragraph-rsid="001d9c1c"/>
    </style:style>
    <style:style style:name="P3" style:family="paragraph" style:parent-style-name="Text_20_body">
      <style:text-properties officeooo:paragraph-rsid="002085fa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officeooo:rsid="001ef741"/>
    </style:style>
    <style:style style:name="T3" style:family="text">
      <style:text-properties style:font-weight-asian="bold" style:font-weight-complex="bold"/>
    </style:style>
    <style:style style:name="T4" style:family="text">
      <style:text-properties fo:font-variant="normal" fo:text-transform="none" fo:color="#d83713" loext:opacity="100%" fo:letter-spacing="normal" fo:font-style="normal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T3">Heritage: Đền Phù Đổng: heritageId: </text:span><text:span text:style-name="T4">67f3edb13834bd66e6e1c67e</text:span></text:p>
      <text:p text:style-name="Text_20_body"><text:span text:style-name="Strong_20_Emphasis"><text:span text:style-name="T1">Link tham khảo:</text:span></text:span><text:span text:style-name="T1"> </text:span><text:a xlink:type="simple" xlink:href="https://visitgialam.com/vi/place/details/den-phu-dong-1" text:style-name="Internet_20_link" text:visited-style-name="Visited_20_Internet_20_Link"><text:span text:style-name="T2">https://visitgialam.com/vi/place/details/den-phu-dong-1</text:span></text:a></text:p>
      <text:p text:style-name="Text_20_body"><text:span text:style-name="Strong_20_Emphasis">Câu 1: </text:span>Thánh Gióng được tôn vinh với danh hiệu nào trong tín ngưỡng dân gian Việt Nam?</text:p>
      <text:p text:style-name="Text_20_body">A. Nam Hải Đại Vương</text:p>
      <text:p text:style-name="P1">B. Phù Đổng Thiên Vương</text:p>
      <text:p text:style-name="P1">C. Bạch Mã Thần Vương</text:p>
      <text:p text:style-name="P1">D. Long Vương</text:p>
      <text:p text:style-name="Text_20_body"><text:span text:style-name="Strong_20_Emphasis"><text:span text:style-name="T1">Đáp án đúng:</text:span></text:span><text:span text:style-name="T1"> B. Phù Đổng Thiên Vương</text:span></text:p>
      <text:p text:style-name="P1"><text:span text:style-name="Strong_20_Emphasis"><text:span text:style-name="T1">Giải thích: </text:span></text:span><text:span text:style-name="T1">Thánh Gióng, vị anh hùng dân gian nổi tiếng, được tôn vinh là Phù Đổng Thiên Vương – một trong "Tứ bất tử" trong tín ngưỡng dân gian Việt Nam.</text:span></text:p>
      <text:p text:style-name="P3"><text:span text:style-name="Strong_20_Emphasis"><text:span text:style-name="T1">Câu 2: </text:span></text:span><text:span text:style-name="T1">Đền Thượng, ngôi đền chính trong quần thể Đền Phù Đổng, quay về hướng nào?</text:span></text:p>
      <text:p text:style-name="P3"><text:span text:style-name="T1">A. Đông</text:span></text:p>
      <text:p text:style-name="P2">B. Bắc</text:p>
      <text:p text:style-name="P2">C. Nam</text:p>
      <text:p text:style-name="P2">D. Tây</text:p>
      <text:p text:style-name="P1"><text:span text:style-name="Strong_20_Emphasis"><text:span text:style-name="T1">Đáp án đúng:</text:span></text:span><text:span text:style-name="T1"> C. Nam</text:span></text:p>
      <text:p text:style-name="P1"><text:span text:style-name="Strong_20_Emphasis"><text:span text:style-name="T1">Giải thích: </text:span></text:span><text:span text:style-name="T1">Đền Thượng – nơi thờ chính Thánh Gióng – được xây dựng quay mặt về hướng Nam, trông ra đê sông Đuống.</text:span></text:p>
      <text:p text:style-name="P1"><text:span text:style-name="Strong_20_Emphasis"><text:span text:style-name="T1">Câu 3: </text:span></text:span><text:span text:style-name="T1">Theo truyền thuyết, mẹ Thánh Gióng đã mang thai sau khi làm gì?</text:span></text:p>
      <text:p text:style-name="P2">A. Uống nước suối thiêng</text:p>
      <text:p text:style-name="P2">B. Ăn quả thần</text:p>
      <text:p text:style-name="P2">C. Ướm chân vào vết chân khổng lồ</text:p>
      <text:p text:style-name="P2">D. Nghe tiếng gọi từ trời</text:p>
      <text:p text:style-name="Text_20_body"><text:span text:style-name="Strong_20_Emphasis"><text:span text:style-name="T1">Đáp án đúng:</text:span></text:span><text:span text:style-name="T1"> C. Ướm chân vào vết chân khổng lồ</text:span></text:p>
      <text:p text:style-name="P1"><text:span text:style-name="Strong_20_Emphasis"><text:span text:style-name="T1">Giải thích: </text:span></text:span><text:span text:style-name="T1">Tương truyền, mẹ Gióng đã ướm chân vào dấu chân khổng lồ ngoài vườn rau, rồi mang thai và sinh ra Thánh Gióng.</text:span></text:p>
      <text:p text:style-name="P3"><text:span text:style-name="Strong_20_Emphasis"><text:span text:style-name="T1">Câu 4: </text:span></text:span><text:span text:style-name="T1">Hội Gióng được UNESCO công nhận là Di sản văn hóa phi vật thể vào thời gian nào trong năm (theo âm lịch)?</text:span></text:p>
      <text:p text:style-name="P3"><text:span text:style-name="T1">A. Mùng 7 - 9 tháng Giêng</text:span></text:p>
      <text:p text:style-name="P2">B. Mùng 7 - 9 tháng Tư</text:p>
      <text:p text:style-name="P2">C. Rằm tháng Bảy</text:p>
      <text:p text:style-name="P2">D. Mùng 10 tháng Ba</text:p>
      <text:p text:style-name="Text_20_body"><text:span text:style-name="Strong_20_Emphasis"><text:span text:style-name="T1">Đáp án đúng:</text:span></text:span><text:span text:style-name="T1"> B. Mùng 7 - 9 tháng Tư</text:span></text:p>
      <text:p text:style-name="P1"><text:soft-page-break/><text:span text:style-name="Strong_20_Emphasis"><text:span text:style-name="T1">Giải thích: </text:span></text:span><text:span text:style-name="T1">Hội Gióng, diễn ra từ mùng 7 đến mùng 9 tháng Tư âm lịch, đã được UNESCO công nhận là Di sản văn hóa phi vật thể đại diện của nhân loại.</text:span></text:p>
      <text:p text:style-name="P3"><text:span text:style-name="Strong_20_Emphasis"><text:span text:style-name="T1">Câu 5: </text:span></text:span><text:span text:style-name="T1">Cố viên trong khu di tích Đền Phù Đổng còn được gọi bằng tên nào khác?</text:span></text:p>
      <text:p text:style-name="P3"><text:span text:style-name="T1">A. Vườn cau</text:span></text:p>
      <text:p text:style-name="P2">B. Vườn cà</text:p>
      <text:p text:style-name="P2">C. Vườn sen</text:p>
      <text:p text:style-name="P2">D. Vườn lúa</text:p>
      <text:p text:style-name="Text_20_body"><text:span text:style-name="Strong_20_Emphasis"><text:span text:style-name="T1">Đáp án đúng:</text:span></text:span><text:span text:style-name="T1"> B. Vườn cà</text:span></text:p>
      <text:p text:style-name="P1"><text:span text:style-name="Strong_20_Emphasis"><text:span text:style-name="T1">Giải thích: </text:span></text:span><text:span text:style-name="T1">Cố viên – nơi liên quan đến truyền thuyết mẹ Gióng – còn được gọi là vườn cà hoặc vườn rau, nằm gần đền Hạ.</text:span></text:p>
      <text:p text:style-name="P1"><text:span text:style-name="Strong_20_Emphasis"><text:span text:style-name="T1">Câu 6: </text:span></text:span><text:span text:style-name="T1">Trong Hội Gióng, nét đặc sắc nhất là hoạt động nào?</text:span></text:p>
      <text:p text:style-name="P2">A. Thi hát chèo</text:p>
      <text:p text:style-name="P2">B. Diễn xướng bản anh hùng ca mô phỏng trận chiến với giặc Ân</text:p>
      <text:p text:style-name="P2">C. Diễu hành kiệu hoa</text:p>
      <text:p text:style-name="P2">D. Trình diễn nhạc cụ dân tộc</text:p>
      <text:p text:style-name="Text_20_body"><text:span text:style-name="Strong_20_Emphasis"><text:span text:style-name="T1">Đáp án đúng:</text:span></text:span><text:span text:style-name="T1"> B. Diễn xướng bản anh hùng ca mô phỏng trận chiến với giặc Ân</text:span></text:p>
      <text:p text:style-name="P1"><text:span text:style-name="Strong_20_Emphasis"><text:span text:style-name="T1">Giải thích: </text:span></text:span><text:span text:style-name="T1">Nét độc đáo nhất trong Hội Gióng là diễn xướng trận chiến giữa đội quân Thánh Gióng và giặc Ân, tái hiện tinh thần chống ngoại xâm.</text:span></text:p>
      <text:p text:style-name="Text_20_body"/>
      <text:p text:style-name="Text_20_body"><text:span text:style-name="Strong_20_Emphasis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7T16:29:16.779146172</meta:creation-date>
    <dc:date>2025-04-27T18:57:45.543209520</dc:date>
    <meta:editing-duration>PT3M48S</meta:editing-duration>
    <meta:editing-cycles>4</meta:editing-cycles>
    <meta:generator>LibreOffice/24.2.7.2$Linux_X86_64 LibreOffice_project/420$Build-2</meta:generator>
    <meta:document-statistic meta:table-count="0" meta:image-count="0" meta:object-count="0" meta:page-count="2" meta:paragraph-count="44" meta:word-count="453" meta:character-count="2096" meta:non-whitespace-character-count="1682"/>
  </office:meta>
</office:document-meta>
</file>